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kaoPGothic" svg:font-family="TakaoPGothic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paragraph-rsid="0017d65c"/>
    </style:style>
    <style:style style:name="P2" style:family="paragraph" style:parent-style-name="Standard">
      <style:paragraph-properties fo:line-height="200%"/>
      <style:text-properties officeooo:paragraph-rsid="001e2348"/>
    </style:style>
    <style:style style:name="P3" style:family="paragraph" style:parent-style-name="Standard">
      <style:paragraph-properties fo:line-height="200%"/>
      <style:text-properties officeooo:paragraph-rsid="002109d4"/>
    </style:style>
    <style:style style:name="P4" style:family="paragraph" style:parent-style-name="Standard">
      <style:paragraph-properties fo:line-height="200%"/>
      <style:text-properties officeooo:paragraph-rsid="00242b70"/>
    </style:style>
    <style:style style:name="P5" style:family="paragraph" style:parent-style-name="Standard">
      <style:paragraph-properties fo:line-height="200%"/>
      <style:text-properties officeooo:paragraph-rsid="0026bdfe"/>
    </style:style>
    <style:style style:name="P6" style:family="paragraph" style:parent-style-name="Standard">
      <style:paragraph-properties fo:margin-left="0.5in" fo:margin-right="0in" fo:line-height="200%" fo:text-indent="0in" style:auto-text-indent="false"/>
    </style:style>
    <style:style style:name="T1" style:family="text">
      <style:text-properties officeooo:rsid="000d1e4b"/>
    </style:style>
    <style:style style:name="T2" style:family="text">
      <style:text-properties officeooo:rsid="000db36c"/>
    </style:style>
    <style:style style:name="T3" style:family="text">
      <style:text-properties officeooo:rsid="00109340"/>
    </style:style>
    <style:style style:name="T4" style:family="text">
      <style:text-properties officeooo:rsid="0010bee9"/>
    </style:style>
    <style:style style:name="T5" style:family="text">
      <style:text-properties officeooo:rsid="00119cec"/>
    </style:style>
    <style:style style:name="T6" style:family="text">
      <style:text-properties officeooo:rsid="0012b5b6"/>
    </style:style>
    <style:style style:name="T7" style:family="text">
      <style:text-properties officeooo:rsid="0013b413"/>
    </style:style>
    <style:style style:name="T8" style:family="text">
      <style:text-properties officeooo:rsid="0014ecd5"/>
    </style:style>
    <style:style style:name="T9" style:family="text">
      <style:text-properties officeooo:rsid="0017d65c"/>
    </style:style>
    <style:style style:name="T10" style:family="text">
      <style:text-properties officeooo:rsid="00182eb3"/>
    </style:style>
    <style:style style:name="T11" style:family="text">
      <style:text-properties officeooo:rsid="00191dc9"/>
    </style:style>
    <style:style style:name="T12" style:family="text">
      <style:text-properties officeooo:rsid="001a44a5"/>
    </style:style>
    <style:style style:name="T13" style:family="text">
      <style:text-properties officeooo:rsid="001aa977"/>
    </style:style>
    <style:style style:name="T14" style:family="text">
      <style:text-properties officeooo:rsid="001b52a8"/>
    </style:style>
    <style:style style:name="T15" style:family="text">
      <style:text-properties officeooo:rsid="001c8b19"/>
    </style:style>
    <style:style style:name="T16" style:family="text">
      <style:text-properties officeooo:rsid="001e2348"/>
    </style:style>
    <style:style style:name="T17" style:family="text">
      <style:text-properties fo:font-variant="normal" fo:text-transform="none" fo:color="#000000" style:font-name="sans-serif" fo:font-size="9.75pt" fo:letter-spacing="normal" fo:font-style="normal" fo:font-weight="normal" officeooo:rsid="001e2348"/>
    </style:style>
    <style:style style:name="T18" style:family="text">
      <style:text-properties fo:font-variant="normal" fo:text-transform="none" fo:color="#000000" style:font-name="sans-serif" fo:font-size="9.75pt" fo:letter-spacing="normal" fo:font-style="normal" fo:font-weight="normal" officeooo:rsid="001f3c53"/>
    </style:style>
    <style:style style:name="T19" style:family="text">
      <style:text-properties fo:font-variant="normal" fo:text-transform="none" fo:color="#000000" style:font-name="sans-serif" fo:font-size="9.75pt" fo:letter-spacing="normal" fo:font-style="italic" fo:font-weight="normal" officeooo:rsid="001e2348"/>
    </style:style>
    <style:style style:name="T20" style:family="text">
      <style:text-properties fo:font-variant="normal" fo:text-transform="none" fo:color="#000000" fo:letter-spacing="normal" officeooo:rsid="001e2348"/>
    </style:style>
    <style:style style:name="T21" style:family="text">
      <style:text-properties fo:font-variant="normal" fo:text-transform="none" fo:color="#000000" style:font-name="Times New Roman1" fo:font-size="9.75pt" fo:letter-spacing="normal" fo:font-style="normal" fo:font-weight="normal" officeooo:rsid="001e2348"/>
    </style:style>
    <style:style style:name="T22" style:family="text">
      <style:text-properties fo:font-variant="normal" fo:text-transform="none" fo:color="#000000" style:font-name="Times New Roman1" fo:font-size="12pt" fo:letter-spacing="normal" fo:font-style="normal" fo:font-weight="normal" officeooo:rsid="001e2348" style:font-size-asian="10.5pt" style:font-size-complex="12pt"/>
    </style:style>
    <style:style style:name="T23" style:family="text">
      <style:text-properties fo:font-variant="normal" fo:text-transform="none" fo:color="#0645ad" style:text-line-through-style="none" style:font-name="sans-serif" fo:letter-spacing="normal" fo:font-style="normal" style:text-underline-style="none" fo:font-weight="normal" officeooo:rsid="001e2348" style:text-blinking="false"/>
    </style:style>
    <style:style style:name="T24" style:family="text">
      <style:text-properties fo:font-variant="normal" fo:text-transform="none" fo:color="#0645ad" style:text-line-through-style="none" style:font-name="sans-serif" fo:font-size="9.75pt" fo:letter-spacing="normal" fo:font-style="normal" style:text-underline-style="none" fo:font-weight="normal" officeooo:rsid="001e2348" style:text-blinking="false"/>
    </style:style>
    <style:style style:name="T25" style:family="text">
      <style:text-properties fo:font-variant="normal" fo:text-transform="none" fo:color="#0645ad" style:text-line-through-style="none" style:font-name="sans-serif" fo:font-size="9.75pt" fo:letter-spacing="normal" fo:font-style="normal" style:text-underline-style="none" fo:font-weight="normal" officeooo:rsid="001e2348" style:text-blinking="false" fo:background-color="#ffffff"/>
    </style:style>
    <style:style style:name="T26" style:family="text">
      <style:text-properties fo:font-style="normal" officeooo:rsid="00242b70" style:font-style-asian="normal" style:font-style-complex="normal"/>
    </style:style>
    <style:style style:name="T27" style:family="text">
      <style:text-properties fo:font-style="italic" officeooo:rsid="00242b70" style:font-style-asian="italic" style:font-style-complex="italic"/>
    </style:style>
    <style:style style:name="T28" style:family="text">
      <style:text-properties fo:font-size="12pt" officeooo:rsid="0013b413" style:font-size-asian="10.5pt" style:font-size-complex="12pt"/>
    </style:style>
    <style:style style:name="T29" style:family="text">
      <style:text-properties fo:font-size="12pt" officeooo:rsid="00213841" style:font-size-asian="10.5pt" style:font-size-complex="12pt"/>
    </style:style>
    <style:style style:name="T30" style:family="text">
      <style:text-properties officeooo:rsid="001f3c53"/>
    </style:style>
    <style:style style:name="T31" style:family="text">
      <style:text-properties officeooo:rsid="002109d4"/>
    </style:style>
    <style:style style:name="T32" style:family="text">
      <style:text-properties officeooo:rsid="00213841"/>
    </style:style>
    <style:style style:name="T33" style:family="text">
      <style:text-properties officeooo:rsid="0022b1c7"/>
    </style:style>
    <style:style style:name="T34" style:family="text">
      <style:text-properties officeooo:rsid="00242b70"/>
    </style:style>
    <style:style style:name="T35" style:family="text">
      <style:text-properties officeooo:rsid="0024e59d"/>
    </style:style>
    <style:style style:name="T36" style:family="text">
      <style:text-properties officeooo:rsid="0026bd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6">Josh Gordonson <text:tab/><text:tab/><text:tab/><text:tab/><text:tab/><text:tab/><text:tab/><text:tab/><text:tab/> <text:s text:c="7"/>21M.051</text:span></text:p>
      <text:p text:style-name="P5"><text:span text:style-name="T36"><text:tab/>T</text:span><text:span text:style-name="T1">he Jupiter String Quartet </text:span><text:span text:style-name="T6">and Pianist David Deveau </text:span><text:span text:style-name="T1">performed at MIT's Kresge Auditorium at 20:00 on Friday, November 11th, 2011. <text:s/></text:span><text:span text:style-name="T2">Nelson Lee (violin), Meg Freivogel (violin), Daniel McDonough (cello), and Liz Freivogel (viola) formed the Jupiter Quartet after meeting </text:span><text:span text:style-name="T3">one another during their undergraduate studies. <text:s/>Subsequently, the group moved to Boston to finish their education together at the New England Conservatory, where they were enrolled in the Professional String Quartet Training Program. <text:s/>Since then, t</text:span><text:span text:style-name="T1">he </text:span><text:span text:style-name="T2">Quartet</text:span><text:span text:style-name="T1"> </text:span><text:span text:style-name="T5">plays internationally; they perform a variety of classical string quartets from Beethoven to Bartok to inspire “future classical music audiences” through the “intense interplay and communication” of chamber music.[1]</text:span><text:span text:style-name="T4"> <text:s/></text:span><text:span text:style-name="T6">Their work is </text:span><text:span text:style-name="T4">widely</text:span><text:span text:style-name="T1"> acclaimed, </text:span><text:span text:style-name="T6">and has won them multiple awards and honors, both nationally and internationally</text:span><text:span text:style-name="T1">. <text:s/></text:span><text:span text:style-name="T6">As an active listener in their</text:span><text:span text:style-name="T1"> audience, </text:span><text:span text:style-name="T6">one</text:span><text:span text:style-name="T1"> become</text:span><text:span text:style-name="T6">s</text:span><text:span text:style-name="T1"> entranced in their work </text:span><text:span text:style-name="T6">-</text:span><text:span text:style-name="T1"> as they </text:span><text:span text:style-name="T6">masterfully </text:span><text:span text:style-name="T1">craft </text:span><text:span text:style-name="T6">their bodily movements and passion into </text:span><text:span text:style-name="T1">a dance, </text:span><text:span text:style-name="T6">with which they </text:span><text:span text:style-name="T1">transmit music of the ages through </text:span><text:span text:style-name="T7">the</text:span><text:span text:style-name="T1"> </text:span><text:span text:style-name="T6">equally well-crafted </text:span><text:span text:style-name="T7">sound of their </text:span><text:span text:style-name="T1">instruments. <text:s/></text:span></text:p>
      <text:p text:style-name="P1"><text:span text:style-name="T1"><text:tab/></text:span><text:span text:style-name="T7">The Quartet played two pieces alone before Deveau joined them to play their final piece. <text:s/>The performance began with Beethoven's Quartet in B-flat Major, Op. 18 No. 6, moved on to Prokofiev's Quartet No. 2 in F Major, Op. 92, and ended with </text:span><text:span text:style-name="T9">Dvorák's</text:span><text:span text:style-name="T7"> Piano Quintet in A Major, Op. 81. <text:s/></text:span><text:span text:style-name="T9">During the concert, I felt that Dvorák's Piano Quintet was by far the most interesting, enchanting, and entertaining performance. <text:s/>However, after listening to each piece again, I find all three of them have equally thrilling themes, 'motifs', and movement as a whole. <text:s/>I can't find a good explanation for the discrepancies between my concert and post-concert opinions, but it may have been the appearance and excitement of the performers, </text:span><text:span text:style-name="T10">the change in lighting during the performance, or the venue.</text:span></text:p>
      <text:p text:style-name="P1"><text:soft-page-break/><text:span text:style-name="T9"><text:tab/></text:span><text:span text:style-name="T7">As mentioned above, the concert was held in Kresge Auditorium, which was an excellent venue for the Quartet. <text:s/>The acoustics in Kresge are </text:span><text:span text:style-name="T8">superb – I felt as if I were sitting within a few inches of the performers, despite sitting ten meters away. <text:s/>The warm wooden stage produced an intimate atmosphere that accentuated the performance, performers, and their instruments. <text:s/></text:span><text:span text:style-name="T11">Though at first I didn't notice, during their first piece the stage lights were dim. <text:s/>I found it difficult to concentrate on the performers after some time, while the lights were dim. <text:s/>After the first piece, and subsequently after the second, the Quartet asked for more light on stage, which the man in the lighting booth seemed reluctant to produce. <text:s/>With more light on stage, I maintained a higher level of focus throughout the latter two pieces, which certainly made the performances more enjoyable. <text:s/></text:span></text:p>
      <text:p text:style-name="P2"><text:span text:style-name="T1"><text:tab/></text:span><text:span text:style-name="T12">Of the three pieces, I think my favorite is Dvorák's Piano Quintet. <text:s/>Each piece had its strong notes and flourishes, but by far the most enthralling musical story I'd heard that night came from Dvorák. <text:s/>The opening minute of the first movement captures that sense of the entire piece - the quickly moving themes of sorrow, excitement, desperation, and anxiety; the flourishes, clever transitions, </text:span><text:span text:style-name="T13">accentuated dynamics, </text:span><text:span text:style-name="T12">and </text:span><text:span text:style-name="T13">musical cooperation between instruments; </text:span><text:span text:style-name="T12">and </text:span><text:span text:style-name="T13">the passion that goes into each player's movement. <text:s/></text:span><text:span text:style-name="T14">I thought the Eastern European influence on the piece was powerful – it created a setting sometime before World War II in which the rest of the piece moved. <text:s/></text:span><text:span text:style-name="T15">Often the piece evoked a story that revolved around a young character's travels through a run-down walled city. <text:s/>The dramatic changes in 'musical mood' brought about interaction with his surroundings and others, </text:span><text:span text:style-name="T16">producing early-film-like musical dances, chases, and slow walks in deep introspection. <text:s/></text:span><text:span text:style-name="T15">This story held well until the third movement, at which point the piece began describing vignettes of the countryside. <text:s/>I liked these aural vignettes very much. <text:s/></text:span><text:span text:style-name="T16">The last vignette, marked by beautifully slow interludes acting as a </text:span><text:soft-page-break/><text:span text:style-name="T16">supporting scaffold to rapid repetition of the last movement's theme was literally eye-opening and jaw-dropping. <text:s/>I couldn't have heard a better finish to the piece. <text:s/>The Quartet had me in awe, my hands striking one another without </text:span><text:span text:style-name="T30">me telling them to</text:span><text:span text:style-name="T16">. <text:s/>I also like the description of the </text:span><text:span text:style-name="T30">finale</text:span><text:span text:style-name="T16"> from wikipedia, </text:span></text:p>
      <text:p text:style-name="P6">“The Finale is light-hearted and spirited. The second violin leads the theme into a fugue in the development section. In the coda, Dvořák writes tranquillo for a chorale-like section, which features the theme of the movement this time in augmentation and played pianissimo, before the pace quickens with an accelerando, and the quintet rushes to the finish.” (<text:a xlink:type="simple" xlink:href="http://en.wikipedia.org/wiki/Piano_Quintet_No._2_(Dvořák">http://en.wikipedia.org/wiki/Piano_Quintet_No._2_(Dvo%C5%99%C3%A1k</text:a><text:a xlink:type="simple" xlink:href="http://en.wikipedia.org/wiki/Piano_Quintet_No._2_(Dvořák)">)</text:a>)</text:p>
      <text:p text:style-name="P3"><text:span text:style-name="T31">Lastly, the most effective elements of the piece were the piano-driven transitions in the first and second movement. <text:s/>It's difficult to describe them, but often the piano would take a fast or slow moving melody and use the off-beats to drag the melody to another time scale, as well as another theme/motif. <text:s/>The subtlety of each transition, and its perfect execution made me smile each time I heard one.</text:span></text:p>
      <text:p text:style-name="P3"><text:span text:style-name="T31"><text:tab/></text:span>T<text:span text:style-name="T28">h</text:span><text:span text:style-name="T29">eir first piece</text:span><text:span text:style-name="T7">, </text:span><text:span text:style-name="T32">Beethoven's </text:span><text:span text:style-name="T7">Quartet in B-flat Major, Op. 18, No. 6 </text:span><text:span text:style-name="T32">was enchanting in very different ways from the Piano Quintet. <text:s/>I didn't have many stories associated with the first movement of the piece. <text:s/>Rather, I mostly saw an old-school English ballroom filled with the rigidly dancing powdered rich. <text:s/>The second and </text:span><text:span text:style-name="T33">fourth</text:span><text:span text:style-name="T32"> movements of the piece were filled with more emotion, and evoked </text:span><text:span text:style-name="T33">a sense of stability and comfort in me. <text:s/>Regardless, the slow tempo of the majority of the piece, combined with the dim stage lighting made it easy to doze off. <text:s/>The dynamics of the piece were helpful in the prevention of my drooping eyelids, but also certainly made the piece much more interesting. <text:s/>Though I can't quite put my finger on it, something about the piece seemed like it wasn't full. <text:s/>There was something missing – perhaps depth, but I'm not </text:span><text:soft-page-break/><text:span text:style-name="T33">sure. <text:s/>I think the piece was a good choice as an introduction to the Quartet, as it certainly left the audience wanting more.</text:span></text:p>
      <text:p text:style-name="P4"><text:span text:style-name="T33"><text:tab/>Their second piece, </text:span><text:span text:style-name="T7">Prokofiev's Quartet No. 2 in F Major, Op. 92 </text:span><text:span text:style-name="T33">was completely new to me, in the sense that I had never heard such clashing classical music before. <text:s/>Yet, within a few minutes of listening, the tones begin to make sense, and evoke a very peculiar feeling about the piece. <text:s/>There is a tension in the notes and timbre of the quartet that I hadn't heard anywhere else. <text:s/>The theme evoked the feeling of the drive for freedom, whereas the theme's surrounding brought about conflict and restraint. <text:s/>Some further research revealed that the piece was written during World War II, and was based on </text:span><text:span text:style-name="T34">the folk music in the town of Nalchik, of the Kabardino-Balkaria Autonomous Republic (in Russia). <text:s/>The second and third movements of the piece are significantly less optimistic than the first, but equally as emotional and dramatic. <text:s/></text:span><text:span text:style-name="T35">Notes of despair, sorrow, and even suffocation seemed to pop up in pockets throughout the movements. <text:s/>Similar to the lack of depth or fullness in Beethoven's piece, there was a lack of wholeness in the latter two movements of Prokofiev's piece. <text:s text:c="2"/>It was almost as if the first movement was the climax of the piece, and for the remainder, the listener was intended to listen to the piece's decline. <text:s/>The finale, as well, was by no means spectacular. <text:s/>The piece ends unexpectedly, leaving the audience perhaps a bit confused. <text:s/>I sort of liked that.</text:span></text:p>
      <text:p text:style-name="P4"><text:span text:style-name="T34"><text:tab/>Overall, the concert experience was positive. <text:s/>I enjoyed the arrangement of pieces that the Quartet + Deveau played, and certainly learned quite a bit about the variety of classical music. <text:s/>I was surprised at how few people came to the concert – the front and center section of Kresge wasn't even filled to its brim. <text:s/>Granted, there were a good number of people who arrived just in time for the last piece of the performance. <text:s/>Admittedly, the applause at the finale of Dvorák's Quintet lasted so long that the group took three bows, and </text:span><text:span text:style-name="T27">then </text:span><text:span text:style-name="T26">decided to perform a short </text:span><text:soft-page-break/><text:span text:style-name="T26">encore. <text:s/>Though, I cannot recall much about the encore. <text:s/>I</text:span><text:span text:style-name="T34"> would gladly see either the Jupiter Quartet or Pianist David Deveau again, even if there was an admission fee – the two performing entities have inspired me to attend more classical music concerts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kaoPGothic" svg:font-family="TakaoPGothic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h Gordonson</meta:initial-creator>
    <meta:creation-date>2011-11-30T20:13:34</meta:creation-date>
    <dc:date>2011-12-05T19:16:19</dc:date>
    <dc:creator>Josh Gordonson</dc:creator>
    <meta:editing-duration>PT34H47M35S</meta:editing-duration>
    <meta:editing-cycles>5</meta:editing-cycles>
    <meta:generator>OpenOffice.org/3.2$Linux OpenOffice.org_project/320m19$Build-9505</meta:generator>
    <meta:document-statistic meta:table-count="0" meta:image-count="0" meta:object-count="0" meta:page-count="5" meta:paragraph-count="10" meta:word-count="1359" meta:character-count="8367"/>
  </office:meta>
</office:document-meta>
</file>